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f48c" officeooo:paragraph-rsid="0008f4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www.youtube.com/channel/UC-lHJZR3Gqxm24_Vd_AJ5Y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6:24:48.905350563</meta:creation-date>
    <dc:date>2017-09-27T16:56:09.330086292</dc:date>
    <meta:editing-duration>PT31M2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6" meta:non-whitespace-character-count="56"/>
  </office:meta>
</office:document-meta>
</file>